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be242"/>
    </style:style>
    <style:style style:name="P2" style:family="paragraph" style:parent-style-name="Text_20_body">
      <style:text-properties officeooo:paragraph-rsid="000be242"/>
    </style:style>
    <style:style style:name="P3" style:family="paragraph" style:parent-style-name="Text_20_body">
      <style:paragraph-properties fo:text-align="justify" style:justify-single-word="false"/>
      <style:text-properties officeooo:paragraph-rsid="000be242" fo:background-color="#ffff00"/>
    </style:style>
    <style:style style:name="P4" style:family="paragraph" style:parent-style-name="Text_20_body">
      <style:paragraph-properties fo:text-align="justify" style:justify-single-word="false"/>
      <style:text-properties officeooo:paragraph-rsid="000be242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paragraph-properties fo:text-align="justify" style:justify-single-word="false" fo:break-before="page"/>
    </style:style>
    <style:style style:name="P7" style:family="paragraph" style:parent-style-name="Heading_20_2">
      <style:text-properties officeooo:paragraph-rsid="000be242"/>
    </style:style>
    <style:style style:name="P8" style:family="paragraph" style:parent-style-name="Heading_20_2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</style:style>
    <style:style style:name="T1" style:family="text">
      <style:text-properties officeooo:rsid="000be242"/>
    </style:style>
    <style:style style:name="T2" style:family="text">
      <style:text-properties fo:font-weight="bold" officeooo:rsid="000be242" style:font-weight-asian="bold" style:font-weight-complex="bold"/>
    </style:style>
    <style:style style:name="T3" style:family="text">
      <style:text-properties fo:background-color="#ffff00"/>
    </style:style>
    <style:style style:name="T4" style:family="text">
      <style:text-properties officeooo:rsid="000be242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Descrição dos atores:</text:span></text:h>
      <text:p text:style-name="P1"><text:span text:style-name="T2">Usuário: </text:span><text:span text:style-name="T1">usuário comum do sistema.</text:span></text:p>
      <text:p text:style-name="P1"><text:span text:style-name="T2">Administrador:</text:span><text:span text:style-name="T1"> usuário com funções administrativas no sistema.</text:span></text:p>
      <text:p text:style-name="P1"><text:span text:style-name="T2">Especialista:</text:span><text:span text:style-name="T1"> usuário que é especialista numa área.</text:span></text:p>
      <text:p text:style-name="P1"><text:span text:style-name="T1"/></text:p>
      <text:h text:style-name="Heading_20_2" text:outline-level="2"><text:span text:style-name="T1">Glossário:</text:span></text:h>
      <text:p text:style-name="P1"><text:span text:style-name="T2">Especialidade: </text:span><text:span text:style-name="T1">alguma especialidade que um usuário possui como, por exemplo, Linux.</text:span></text:p>
      <text:p text:style-name="P1"><text:span text:style-name="T2">FAQ:</text:span><text:span text:style-name="T1"> Frequently Asked Questions. (Perguntas Frequentes)</text:span></text:p>
      <text:p text:style-name="P1"><text:span text:style-name="T2">Thread: </text:span><text:span text:style-name="T1">conjunto de pergunta, respostas e réplicas sobre um assunto.</text:span></text:p>
      <text:h text:style-name="P5" text:outline-level="2"><text:span text:style-name="T1">Casos de uso resumidos:</text:span></text:h>
      <text:p text:style-name="P1"><text:span text:style-name="T2">Cadastrar usuário:</text:span><text:span text:style-name="T1"> o usuário efetua o cadastro que será validado posteriormente por e-mail.</text:span></text:p>
      <text:p text:style-name="P1"><text:span text:style-name="T1"></text:span></text:p>
      <text:p text:style-name="P1"><text:span text:style-name="T2">Cadastrar especialidade: </text:span><text:span text:style-name="T1">o administrador cadastra uma especialidade nova.</text:span></text:p>
      <text:p text:style-name="P1"><text:span text:style-name="T1"></text:span></text:p>
      <text:p text:style-name="P1"><text:span text:style-name="T2">Atualizar especialidades do usuário: </text:span><text:span text:style-name="T1">o usuário define suas próprias especialidades.</text:span></text:p>
      <text:p text:style-name="P1"><text:span text:style-name="T1"></text:span></text:p>
      <text:p text:style-name="P1"><text:span text:style-name="T2">Enviar arquivo: </text:span><text:span text:style-name="T1">o usuário especialista pode enviar arquivos para uma especialidade sua.</text:span></text:p>
      <text:p text:style-name="P1"><text:span text:style-name="T1"></text:span></text:p>
      <text:p text:style-name="P1"><text:span text:style-name="T2">Postar dúvida: </text:span><text:span text:style-name="T1">o usuário posta uma dúvida sobre qualquer especialidade e os especialistas são notificados por e-mail.</text:span></text:p>
      <text:p text:style-name="P1"><text:span text:style-name="T1"></text:span></text:p>
      <text:p text:style-name="P1"><text:span text:style-name="T2">Responder dúvida: </text:span><text:span text:style-name="T1">o especialista responde a uma dúvida sobre sua especialidade e o autor da questão é notificado por e-mail.</text:span></text:p>
      <text:p text:style-name="P1"><text:span text:style-name="T1"></text:span></text:p>
      <text:p text:style-name="P1"><text:span text:style-name="T2">Replicar resposta:</text:span><text:span text:style-name="T1"> o usuário faz uma réplica à resposta recebida.</text:span></text:p>
      <text:p text:style-name="P1"><text:span text:style-name="T1"></text:span></text:p>
      <text:p text:style-name="P1"><text:span text:style-name="T2">Dar nota: </text:span><text:span text:style-name="T1">o usuário dá nota à resposta e o especialista que respondeu recebe aquela pontuação.</text:span></text:p>
      <text:p text:style-name="P1"><text:span text:style-name="T1">IMPORTANTE: não sabemos o que fazer caso dois especialistas queiram responder à questão.</text:span></text:p>
      <text:p text:style-name="P1"><text:span text:style-name="T1"></text:span></text:p>
      <text:p text:style-name="P1"><text:span text:style-name="T2">Marcar como FAQ: </text:span><text:span text:style-name="T1">o usuário especialista pode marcar uma pergunta (e sua resposta) como FAQ na especialidade.</text:span></text:p>
      <text:h text:style-name="P6" text:outline-level="2"><text:span text:style-name="T1">Requisitos funcionais:</text:span></text:h>
      <text:h text:style-name="P9" text:outline-level="3"><text:span text:style-name="T1">Nome do caso de uso: Cadastrar usuário</text:span></text:h>
      <text:p text:style-name="P4"><text:span text:style-name="T1">Prioridade: essencial</text:span></text:p>
      <text:p text:style-name="P4"><text:span text:style-name="T1">Evento iniciante: O potencial usuário solicita ao sistema cadastro </text:span></text:p>
      <text:p text:style-name="P4"><text:span text:style-name="T1">Ator principal: Potencial usuário</text:span></text:p>
      <text:p text:style-name="P4"><text:span text:style-name="T1">Pré-condição: O potencial usuário deverá estar com a página de cadastro aberta.</text:span></text:p>
      <text:p text:style-name="P4"><text:span text:style-name="T1">Fluxo básico:</text:span></text:p>
      <text:p text:style-name="P4"><text:span text:style-name="T1"><text:tab/>1) Sistema requer o seguintes dados do potencial usuário:</text:span></text:p>
      <text:p text:style-name="P4"><text:span text:style-name="T1"><text:tab/><text:tab/>a) Nome de login (obrigatório);</text:span></text:p>
      <text:p text:style-name="P4"><text:span text:style-name="T1"><text:tab/><text:tab/>b) Senha (obrigatório);</text:span></text:p>
      <text:p text:style-name="P4"><text:span text:style-name="T1"><text:tab/><text:tab/>c) E-mail (obrigatório);</text:span></text:p>
      <text:p text:style-name="P3"><text:span text:style-name="T1"><text:tab/><text:tab/>d) Informação relevante #1;</text:span></text:p>
      <text:p text:style-name="P3"><text:span text:style-name="T1"><text:tab/><text:tab/>e) Informação relevante #2;</text:span></text:p>
      <text:p text:style-name="P3"><text:span text:style-name="T1"><text:tab/><text:tab/>...</text:span></text:p>
      <text:p text:style-name="P4"><text:span text:style-name="T1"><text:tab/>2) Potencial usuário informa os dados necessários.</text:span></text:p>
      <text:p text:style-name="P4"><text:span text:style-name="T1"><text:tab/>3) Sistema valida os dados.</text:span></text:p>
      <text:p text:style-name="P4"><text:span text:style-name="T1"><text:tab/>4) Sistema cadastra o usuário como pendente.</text:span></text:p>
      <text:p text:style-name="P4"><text:span text:style-name="T1"><text:tab/>5) Sistema envia e-mail para o usuário de acordo com o que foi passado.</text:span></text:p>
      <text:p text:style-name="P4"><text:span text:style-name="T1"><text:tab/>6) Potencial usuário confirma por e-mail o cadastro.</text:span></text:p>
      <text:p text:style-name="P4"><text:span text:style-name="T1"><text:tab/>7) Sistema marca o usuário como não-pendente e o caso de uso termina.</text:span></text:p>
      <text:p text:style-name="P4"><text:span text:style-name="T1">Fluxos alternativos:</text:span></text:p>
      <text:p text:style-name="P3"><text:span text:style-name="T1"><text:tab/><text:tab/>SUGERIDO PELO WILL</text:span></text:p>
      <text:p text:style-name="P3"><text:span text:style-name="T1"><text:tab/>Não confirmação do cadastro:</text:span></text:p>
      <text:p text:style-name="P3"><text:span text:style-name="T1"><text:tab/>Localização: passo 6 do fluxo básico.</text:span></text:p>
      <text:p text:style-name="P3"><text:span text:style-name="T1"><text:tab/><text:tab/>a) Sistema cancela cadastro e caso de uso termina.</text:span></text:p>
      <text:p text:style-name="P4"><text:span text:style-name="T1">Pós-condição: O potencial usuário está cadastrado como usuário no sistema.</text:span></text:p>
      <text:p text:style-name="P4"><text:span text:style-name="T1">Fluxos de exceção:</text:span></text:p>
      <text:p text:style-name="P4"><text:span text:style-name="T1"><text:tab/>Dados insuficientes para o cadastro:</text:span></text:p>
      <text:p text:style-name="P4"><text:span text:style-name="T1"><text:tab/>Localização: passo 3 do fluxo básico.</text:span></text:p>
      <text:p text:style-name="P4"><text:span text:style-name="T1"><text:tab/><text:tab/>a) Sistema notifica ao potencial usuário que nem todas as informações obrigatórias foram informadas.</text:span></text:p>
      <text:p text:style-name="P4"><text:span text:style-name="T1"><text:tab/><text:tab/>b) Volta para o passo 2 do fluxo básico.</text:span></text:p>
      <text:p text:style-name="P4"><text:span text:style-name="T1"/></text:p>
      <text:p text:style-name="P4"><text:span text:style-name="T1"><text:tab/>Dados inválidos:</text:span></text:p>
      <text:p text:style-name="P4"><text:span text:style-name="T1"><text:tab/>Localização: passo 3 do fluxo básico.</text:span></text:p>
      <text:p text:style-name="P4"><text:soft-page-break/><text:span text:style-name="T1"><text:tab/><text:tab/>a) Sistema notifica ao potencial usuário que existem informações obrigatórias inválidas.</text:span></text:p>
      <text:p text:style-name="P4"><text:span text:style-name="T1"><text:tab/><text:tab/>b) Volta para o passo 2 do fluxo básico.</text:span></text:p>
      <text:p text:style-name="P4"><text:span text:style-name="T1"></text:span></text:p>
      <text:p text:style-name="P4"><text:span text:style-name="T1"><text:tab/>Nome de login já existente:</text:span></text:p>
      <text:p text:style-name="P4"><text:span text:style-name="T1"><text:tab/>Localização: passo 3 do fluxo básico.</text:span></text:p>
      <text:p text:style-name="P4"><text:span text:style-name="T1"><text:tab/><text:tab/>a) Sistema notifica ao potencial usuário que o nome de login informado já existe no sistema.</text:span></text:p>
      <text:p text:style-name="P4"><text:span text:style-name="T1"><text:tab/><text:tab/>b) Volta para o passo 2 do fluxo básico.</text:span></text:p>
      <text:p text:style-name="P4"><text:span text:style-name="T1"></text:span></text:p>
      <text:p text:style-name="P3"><text:span text:style-name="T1"><text:tab/><text:tab/>SUGERIDO PELO WILL</text:span></text:p>
      <text:p text:style-name="P3"><text:span text:style-name="T1"><text:tab/>E-mail não existente:</text:span></text:p>
      <text:p text:style-name="P3"><text:span text:style-name="T1"><text:tab/>Localização: passo 5 do fluxo básico.</text:span></text:p>
      <text:p text:style-name="P4"><text:span text:style-name="T4"><text:tab/><text:tab/>a) Sistema cancela o cadastro e o caso de uso termina.</text:span></text:p>
      <text:h text:style-name="P9" text:outline-level="3"><text:span text:style-name="T1">Nome do caso de uso: Autenticar usuário (Login)</text:span></text:h>
      <text:p text:style-name="P4"><text:span text:style-name="T1">Prioridade: essencial</text:span></text:p>
      <text:p text:style-name="P4"><text:span text:style-name="T1">Evento iniciante: O usuário solicita autenticar-se no sistema.</text:span></text:p>
      <text:p text:style-name="P4"><text:span text:style-name="T1">Ator principal: Usuário</text:span></text:p>
      <text:p text:style-name="P4"><text:span text:style-name="T1">Pré-condição: O usuário deve estar cadastrado no sistema.</text:span></text:p>
      <text:p text:style-name="P4"><text:span text:style-name="T1">Fluxo básico:</text:span></text:p>
      <text:p text:style-name="P4"><text:span text:style-name="T1"><text:tab/>1) Sistema solicita identificador e senha;</text:span></text:p>
      <text:p text:style-name="P4"><text:span text:style-name="T1"><text:tab/>2) Usuário informa identificador e senha;</text:span></text:p>
      <text:p text:style-name="P4"><text:span text:style-name="T1"><text:tab/>3) Sistema valida os dados;</text:span></text:p>
      <text:p text:style-name="P4"><text:span text:style-name="T1"><text:tab/>4) Usuário é identificado no sistema e o caso de uso termina.</text:span></text:p>
      <text:p text:style-name="P4"><text:span text:style-name="T1">Fluxos alternativos:</text:span></text:p>
      <text:p text:style-name="P3"><text:span text:style-name="T1"><text:tab/><text:tab/>SUGESTÃO DO WILL</text:span></text:p>
      <text:p text:style-name="P3"><text:span text:style-name="T1"><text:tab/>Esquecimento de senha:</text:span></text:p>
      <text:p text:style-name="P3"><text:span text:style-name="T1"><text:tab/>Localização: passo 2 do fluxo básico.</text:span></text:p>
      <text:p text:style-name="P3"><text:span text:style-name="T1"><text:tab/><text:tab/>a) Usuário informa que não lembra a senha;</text:span></text:p>
      <text:p text:style-name="P3"><text:span text:style-name="T1"><text:tab/><text:tab/>b) Sistema verifica o identificador e envia a senha para o e-mail correspondente;</text:span></text:p>
      <text:p text:style-name="P3"><text:span text:style-name="T1"><text:tab/><text:tab/>c) Volta para passo 1 do fluxo básico.</text:span></text:p>
      <text:p text:style-name="P4"><text:span text:style-name="T1">Pós-condição: O usuário está identificado no sistema.</text:span></text:p>
      <text:p text:style-name="P4"><text:span text:style-name="T1">Fluxos de exceção:</text:span></text:p>
      <text:p text:style-name="P4"><text:span text:style-name="T1"><text:tab/>Identificador/senha incorretos:</text:span></text:p>
      <text:p text:style-name="P4"><text:span text:style-name="T1"><text:tab/>Localização: passo 3 do fluxo básico.</text:span></text:p>
      <text:p text:style-name="P4"><text:span text:style-name="T1"><text:tab/><text:tab/>a) Usuário informa identificador/senha incorretos;</text:span></text:p>
      <text:p text:style-name="P4"><text:soft-page-break/><text:span text:style-name="T1"><text:tab/><text:tab/>b) Sistema notifica ao usuário que o identificador/senha estão incorretos;</text:span></text:p>
      <text:p text:style-name="P4"><text:span text:style-name="T1"><text:tab/><text:tab/>c) Volta para o passo 1 do fluxo básico.</text:span></text:p>
      <text:h text:style-name="P9" text:outline-level="3"><text:span text:style-name="T1">Nome do caso de uso: Encerrar sessão</text:span></text:h>
      <text:p text:style-name="P4"><text:span text:style-name="T1">Prioridade: essencial</text:span></text:p>
      <text:p text:style-name="P4"><text:span text:style-name="T1">Evento iniciante: O usuário solicita encerrar sessão.</text:span></text:p>
      <text:p text:style-name="P4"><text:span text:style-name="T1">Ator principal: Usuário</text:span></text:p>
      <text:p text:style-name="P4"><text:span text:style-name="T1">Pré-condição: O usuário deve estar autenticado no sistema.</text:span></text:p>
      <text:p text:style-name="P4"><text:span text:style-name="T1">Fluxo básico:</text:span></text:p>
      <text:p text:style-name="P4"><text:span text:style-name="T1"><text:tab/>1) Usuário solicita saída do sistema;</text:span></text:p>
      <text:p text:style-name="P4"><text:span text:style-name="T1"><text:tab/>2) Sistema encerra sessão do usuário e o caso de uso termina.</text:span></text:p>
      <text:p text:style-name="P4"><text:span text:style-name="T1">Fluxos alternativos:</text:span></text:p>
      <text:p text:style-name="P4"><text:span text:style-name="T1">Pós-condição: Usuário está não identificado no sistema.</text:span></text:p>
      <text:p text:style-name="P4"><text:span text:style-name="T1">Fluxos de exceção:</text:span></text:p>
      <text:h text:style-name="P9" text:outline-level="3"><text:span text:style-name="T1">Nome de caso de uso: Cadastrar especialidade</text:span></text:h>
      <text:p text:style-name="P4"><text:span text:style-name="T1">Prioridade: essencial</text:span></text:p>
      <text:p text:style-name="P4"><text:span text:style-name="T1">Evento iniciante: O administrador solicita cadastrar uma especialidade no sistema.</text:span></text:p>
      <text:p text:style-name="P4"><text:span text:style-name="T1">Ator principal: Administrador</text:span></text:p>
      <text:p text:style-name="P4"><text:span text:style-name="T1">Pré-condição: O usuário deve estar identificado como o administrador.</text:span></text:p>
      <text:p text:style-name="P4"><text:span text:style-name="T1">Fluxo básico:</text:span></text:p>
      <text:p text:style-name="P4"><text:span text:style-name="T1"><text:tab/>1) Sistema requer dados referentes à especialidade;</text:span></text:p>
      <text:p text:style-name="P4"><text:span text:style-name="T1"><text:tab/><text:tab/>a) Nome da especialidade (obrigatório);</text:span></text:p>
      <text:p text:style-name="P4"><text:span text:style-name="T1"><text:tab/><text:tab/>b) Descrição da especialidade.</text:span></text:p>
      <text:p text:style-name="P4"><text:span text:style-name="T1"><text:tab/>2) Administrador informa os dados necessários;</text:span></text:p>
      <text:p text:style-name="P4"><text:span text:style-name="T1"><text:tab/>3) Sistema valida os dados;</text:span></text:p>
      <text:p text:style-name="P4"><text:span text:style-name="T1"><text:tab/>4) Sistema cadastra a especialidade;</text:span></text:p>
      <text:p text:style-name="P4"><text:span text:style-name="T1"><text:tab/>5) Sistema notifica ao administrador que o cadastro foi efetuado e o caso de uso termina.</text:span></text:p>
      <text:p text:style-name="P4"><text:span text:style-name="T1">Fluxos alternativos:</text:span></text:p>
      <text:p text:style-name="P4"><text:span text:style-name="T1">Pós-condição: A especialidade está cadastrada.</text:span></text:p>
      <text:p text:style-name="P4"><text:span text:style-name="T1">Fluxos de exceção:</text:span></text:p>
      <text:p text:style-name="P4"><text:span text:style-name="T1"><text:tab/>Dados insuficientes para o cadastro:</text:span></text:p>
      <text:p text:style-name="P4"><text:span text:style-name="T1"><text:tab/>Localização: passo 3 do fluxo básico.</text:span></text:p>
      <text:p text:style-name="P4"><text:span text:style-name="T1"><text:tab/><text:tab/>a) Sistema notifica ao administrador que nem todas as informações obrigatórias foram informadas.</text:span></text:p>
      <text:p text:style-name="P4"><text:span text:style-name="T1"><text:tab/><text:tab/>b) Volta para o passo 2 do fluxo básico.</text:span></text:p>
      <text:p text:style-name="P4"><text:span text:style-name="T1"></text:span></text:p>
      <text:p text:style-name="P4"><text:soft-page-break/><text:span text:style-name="T1"><text:tab/>Dados inválidos:</text:span></text:p>
      <text:p text:style-name="P4"><text:span text:style-name="T1"><text:tab/>Localização: passo 3 do fluxo básico.</text:span></text:p>
      <text:p text:style-name="P4"><text:span text:style-name="T1"><text:tab/><text:tab/>a) Sistema notifica ao administrador que existem informações obrigatórias inválidas.</text:span></text:p>
      <text:p text:style-name="P4"><text:span text:style-name="T1"><text:tab/><text:tab/>b) Volta para o passo 2 do fluxo básico.</text:span></text:p>
      <text:p text:style-name="P4"><text:span text:style-name="T1"></text:span></text:p>
      <text:p text:style-name="P4"><text:span text:style-name="T1"><text:tab/>Nome de especialidade já existente:</text:span></text:p>
      <text:p text:style-name="P4"><text:span text:style-name="T1"><text:tab/>Localização: passo 3 do fluxo básico.</text:span></text:p>
      <text:p text:style-name="P4"><text:span text:style-name="T1"><text:tab/><text:tab/>a) Sistema notifica ao adminsitrador que o nome de especialidade informado já existe no sistema.</text:span></text:p>
      <text:p text:style-name="P4"><text:span text:style-name="T1"><text:tab/><text:tab/>b) Volta para o passo 2 do fluxo básico.</text:span></text:p>
      <text:h text:style-name="P9" text:outline-level="3"><text:span text:style-name="T1">Nome do caso de uso: Atualizar especialidades do usuário</text:span></text:h>
      <text:p text:style-name="P4"><text:span text:style-name="T1">Prioridade: essencial</text:span></text:p>
      <text:p text:style-name="P4"><text:span text:style-name="T1">Evento iniciante: O usuário solicita definir suas especialidades.</text:span></text:p>
      <text:p text:style-name="P4"><text:span text:style-name="T1">Ator principal: Usuário</text:span></text:p>
      <text:p text:style-name="P4"><text:span text:style-name="T1">Pré-condição: O usuário deve estar autenticado no sistema.</text:span></text:p>
      <text:p text:style-name="P4"><text:span text:style-name="T1">Fluxo básico:</text:span></text:p>
      <text:p text:style-name="P4"><text:span text:style-name="T1"><text:tab/>1) Sistema requer dados referentes às especialidades;</text:span></text:p>
      <text:p text:style-name="P4"><text:span text:style-name="T1"><text:tab/>2) Usuário informa as especialidades que possui;</text:span></text:p>
      <text:p text:style-name="P4"><text:span text:style-name="T1"><text:tab/>3) Sistema atualiza as especialidades;</text:span></text:p>
      <text:p text:style-name="P4"><text:span text:style-name="T1"><text:tab/>4) Sistema notifica ao usuário que as especialidades foram definidas e o caso de uso termina.</text:span></text:p>
      <text:p text:style-name="P4"><text:span text:style-name="T1">Fluxos alternativos:</text:span></text:p>
      <text:p text:style-name="P4"><text:span text:style-name="T1">Pós-condição: As especialidades do usuário autenticado foram atualizadas.</text:span></text:p>
      <text:p text:style-name="P4"><text:span text:style-name="T1">Fluxos de exceção:</text:span></text:p>
      <text:h text:style-name="P9" text:outline-level="3"><text:span text:style-name="T1">Nome do caso de uso: Enviar arquivo</text:span></text:h>
      <text:p text:style-name="P4"><text:span text:style-name="T1">Prioridade: opcional (por ora)</text:span></text:p>
      <text:p text:style-name="P4"><text:span text:style-name="T1">Evento iniciante: O especialista solicita enviar arquivo.</text:span></text:p>
      <text:p text:style-name="P4"><text:span text:style-name="T1">Ator principal: Especialista</text:span></text:p>
      <text:p text:style-name="P4"><text:span text:style-name="T1">Pré-condição: O usuário deve ser especialista na área em que quer enviar o arquivo e deve estar autenticado.</text:span></text:p>
      <text:p text:style-name="P4"><text:span text:style-name="T1">Fluxo básico:</text:span></text:p>
      <text:p text:style-name="P4"><text:span text:style-name="T1"><text:tab/>1) Sistema requer dados referentes ao arquivo;</text:span></text:p>
      <text:p text:style-name="P4"><text:span text:style-name="T1"><text:tab/><text:tab/>a) Nome do arquivo;</text:span></text:p>
      <text:p text:style-name="P4"><text:span text:style-name="T1"><text:tab/><text:tab/>b) Localização no arquivo do computador do usuário para fazer o upload (obrigatório);</text:span></text:p>
      <text:p text:style-name="P4"><text:span text:style-name="T1"><text:tab/>2) Usuário informa os dados referentes ao arquivo;</text:span></text:p>
      <text:p text:style-name="P4"><text:span text:style-name="T1"><text:tab/><text:tab/></text:span><text:span text:style-name="T4">SUGESTÃO DO WILL</text:span></text:p>
      <text:p text:style-name="P3"><text:soft-page-break/><text:span text:style-name="T1"><text:tab/>3) Sistema faz upload do arquivo.</text:span></text:p>
      <text:p text:style-name="P3"><text:span text:style-name="T1"><text:tab/>4) Sistema guarda as informações referentes ao arquivo.</text:span></text:p>
      <text:p text:style-name="P4"><text:span text:style-name="T1"><text:tab/>5) Sistema notifica ao usuário que o envio foi feito sucesso e o caso de uso termina.</text:span></text:p>
      <text:p text:style-name="P4"><text:span text:style-name="T1">Fluxos alternativos:</text:span></text:p>
      <text:p text:style-name="P4"><text:span text:style-name="T1"><text:tab/>Usuário cancela o envio do arquivo:</text:span></text:p>
      <text:p text:style-name="P4"><text:span text:style-name="T1"><text:tab/>Localização: passo 3 do fluxo básico.</text:span></text:p>
      <text:p text:style-name="P4"><text:span text:style-name="T1"><text:tab/><text:tab/>a) Sistema apaga trecho do arquivo que foi enviado.</text:span></text:p>
      <text:p text:style-name="P4"><text:span text:style-name="T1"><text:tab/><text:tab/>b) Volta para o passo 2 do fluxo básico.</text:span></text:p>
      <text:p text:style-name="P4"><text:span text:style-name="T1">Pós-condição: O arquivo foi enviado e está disponível no sistema.</text:span></text:p>
      <text:p text:style-name="P4"><text:span text:style-name="T1">Fluxos de exceção:</text:span></text:p>
      <text:p text:style-name="P4"><text:span text:style-name="T1"><text:tab/>Dados insuficientes para o cadastro:</text:span></text:p>
      <text:p text:style-name="P4"><text:span text:style-name="T1"><text:tab/>Localização: passo 2 do fluxo básico.</text:span></text:p>
      <text:p text:style-name="P4"><text:span text:style-name="T1"><text:tab/><text:tab/>a) Sistema notifica ao administrador que nem todas as informações obrigatórias foram informadas.</text:span></text:p>
      <text:p text:style-name="P4"><text:span text:style-name="T1"><text:tab/><text:tab/>b) Volta para o passo 1 do fluxo básico.</text:span></text:p>
      <text:p text:style-name="P4"><text:span text:style-name="T1"></text:span></text:p>
      <text:p text:style-name="P4"><text:span text:style-name="T1"><text:tab/>Dados inválidos:</text:span></text:p>
      <text:p text:style-name="P4"><text:span text:style-name="T1"><text:tab/>Localização: passo 2 do fluxo básico.</text:span></text:p>
      <text:p text:style-name="P4"><text:span text:style-name="T1"><text:tab/><text:tab/>a) Sistema notifica ao administrador que existem informações obrigatórias inválidas.</text:span></text:p>
      <text:p text:style-name="P4"><text:span text:style-name="T1"><text:tab/><text:tab/>b) Volta para o passo 1 do fluxo básico.</text:span></text:p>
      <text:h text:style-name="P8" text:outline-level="2"><text:span text:style-name="T1">Nome do caso de uso: Postar dúvida</text:span></text:h>
      <text:p text:style-name="P4"><text:span text:style-name="T1">Prioridade: essencial</text:span></text:p>
      <text:p text:style-name="P4"><text:span text:style-name="T1">Evento iniciante: O usuário solicita postar uma dúvida.</text:span></text:p>
      <text:p text:style-name="P4"><text:span text:style-name="T1">Ator principal: Usuário</text:span></text:p>
      <text:p text:style-name="P4"><text:span text:style-name="T1">Pré-condição: O usuário deve estar autenticado.</text:span></text:p>
      <text:p text:style-name="P4"><text:span text:style-name="T1">Fluxo básico:</text:span></text:p>
      <text:p text:style-name="P4"><text:span text:style-name="T1"><text:tab/>1) Usuário seleciona especialidade;</text:span></text:p>
      <text:p text:style-name="P4"><text:span text:style-name="T1"><text:tab/>2) Sistema requer dados referentes à dúvida;</text:span></text:p>
      <text:p text:style-name="P4"><text:span text:style-name="T1"><text:tab/><text:tab/>a) Título;</text:span></text:p>
      <text:p text:style-name="P4"><text:span text:style-name="T1"><text:tab/><text:tab/>b) Texto;</text:span></text:p>
      <text:p text:style-name="P4"><text:span text:style-name="T1"><text:tab/>3) Usuário informa os dados referentes à dúvida;</text:span></text:p>
      <text:p text:style-name="P4"><text:span text:style-name="T1"><text:tab/>4) Sistema valida os dados;</text:span></text:p>
      <text:p text:style-name="P4"><text:span text:style-name="T1"><text:tab/>5) Sistema cadastra a dúvida;</text:span></text:p>
      <text:p text:style-name="P4"><text:span text:style-name="T1"><text:tab/>6) Sistema envia e-mail para os especialistas;</text:span></text:p>
      <text:p text:style-name="P4"><text:span text:style-name="T1"><text:tab/>7) Sistema notifica ao usuário que a dúvida foi postada e o caso de uso termina.</text:span></text:p>
      <text:p text:style-name="P4"><text:span text:style-name="T1">Fluxos alternativos:</text:span></text:p>
      <text:p text:style-name="P4"><text:soft-page-break/><text:span text:style-name="T1"><text:tab/><text:tab/></text:span><text:span text:style-name="T4">SUGESTÃO DO WILL:</text:span></text:p>
      <text:p text:style-name="P4"><text:span text:style-name="T1"><text:tab/></text:span><text:span text:style-name="T4">o sistema deveria permitir o usuário apagar uma pergunta que ficou com algum erro.</text:span></text:p>
      <text:p text:style-name="P3"><text:span text:style-name="T1"><text:tab/>o sistema também deveria permitir o usuário alterar uma pergunta que ficou com erro.</text:span></text:p>
      <text:p text:style-name="P4"><text:span text:style-name="T1">Pós-condição: O usuário postou a dúvida que ficou disponível no sistema e o e-mail foi enviado para os especialistas.</text:span></text:p>
      <text:p text:style-name="P4"><text:span text:style-name="T1">Fluxos de exceção:</text:span></text:p>
      <text:p text:style-name="P4"><text:span text:style-name="T4"><text:tab/><text:tab/>NÃO SEI O QUE SERIA UMA EXCEÇÃO...</text:span></text:p>
      <text:h text:style-name="P9" text:outline-level="3"><text:span text:style-name="T1">Nome do caso de uso: Responder dúvida</text:span></text:h>
      <text:p text:style-name="P4"><text:span text:style-name="T1">Prioridade: essencial</text:span></text:p>
      <text:p text:style-name="P4"><text:span text:style-name="T1">Evento iniciante: O usuário especialista solicita responder uma dúvida.</text:span></text:p>
      <text:p text:style-name="P4"><text:span text:style-name="T1">Ator principal: Especialista</text:span></text:p>
      <text:p text:style-name="P4"><text:span text:style-name="T1">Pré-condição: O usuário deve estar autenticado, ser especialista na área e a dúvida deve estar em aberto.</text:span></text:p>
      <text:p text:style-name="P4"><text:span text:style-name="T1">Fluxo básico:</text:span></text:p>
      <text:p text:style-name="P4"><text:span text:style-name="T1"><text:tab/>1) Sistema requer dados referentes à resposta;</text:span></text:p>
      <text:p text:style-name="P4"><text:span text:style-name="T1"><text:tab/><text:tab/>a) Título;</text:span></text:p>
      <text:p text:style-name="P4"><text:span text:style-name="T1"><text:tab/><text:tab/>b) Texto;</text:span></text:p>
      <text:p text:style-name="P4"><text:span text:style-name="T1"><text:tab/>2) Especialista informa os dados referentes à resposta;</text:span></text:p>
      <text:p text:style-name="P4"><text:span text:style-name="T1"><text:tab/>3) Sistema valida os dados;</text:span></text:p>
      <text:p text:style-name="P4"><text:span text:style-name="T1"><text:tab/>4) Sistema cadastra a resposta;</text:span></text:p>
      <text:p text:style-name="P4"><text:span text:style-name="T1"><text:tab/>5) Sistema envia e-mail para o usuário autor da pergunta;</text:span></text:p>
      <text:p text:style-name="P4"><text:span text:style-name="T1"><text:tab/>6) Sistema notifica ao especialista que a resposta foi postada e o caso de uso termina.</text:span></text:p>
      <text:p text:style-name="P4"><text:span text:style-name="T1">Fluxos alternativos:</text:span></text:p>
      <text:p text:style-name="P4"><text:span text:style-name="T1"><text:tab/></text:span><text:span text:style-name="T4">PERGUNTA DO WILL: devo colocar coisas como 'o usuário fechou o browser' aqui?</text:span></text:p>
      <text:p text:style-name="P4"><text:span text:style-name="T1">Pós-condição: O especialista respondeu a dúvida, a resposta ficou disponível no sistema e o e-mail foi enviado para os especialistas.</text:span></text:p>
      <text:p text:style-name="P4"><text:span text:style-name="T1">Fluxos de exceção:</text:span></text:p>
      <text:p text:style-name="P4"><text:span text:style-name="T1"><text:tab/><text:tab/></text:span><text:span text:style-name="T4">NÃO SEI TAMBÉM...</text:span></text:p>
      <text:h text:style-name="P9" text:outline-level="3"><text:span text:style-name="T1">Nome do caso de uso: Replicar resposta</text:span></text:h>
      <text:p text:style-name="P4"><text:span text:style-name="T1">Prioridade: essencial</text:span></text:p>
      <text:p text:style-name="P4"><text:span text:style-name="T1">Evento iniciante: O usuário solicita replicar uma resposta.</text:span></text:p>
      <text:p text:style-name="P4"><text:span text:style-name="T1">Ator principal: Usuário</text:span></text:p>
      <text:p text:style-name="P4"><text:span text:style-name="T1">Pré-condição: O usuário deve estar autenticado e deve ser o autor da dúvida.</text:span></text:p>
      <text:p text:style-name="P4"><text:span text:style-name="T1">Fluxo básico:</text:span></text:p>
      <text:p text:style-name="P4"><text:span text:style-name="T1"><text:tab/>1) Sistema requer dados referentes à réplica;</text:span></text:p>
      <text:p text:style-name="P4"><text:span text:style-name="T1"><text:tab/><text:tab/>a) Título;</text:span></text:p>
      <text:p text:style-name="P4"><text:soft-page-break/><text:span text:style-name="T1"><text:tab/><text:tab/>b) Texto;</text:span></text:p>
      <text:p text:style-name="P4"><text:span text:style-name="T1"><text:tab/>2) Usuário informa os dados referentes à réplica;</text:span></text:p>
      <text:p text:style-name="P4"><text:span text:style-name="T1"><text:tab/>3) Sistema valida os dados;</text:span></text:p>
      <text:p text:style-name="P4"><text:span text:style-name="T1"><text:tab/>4) Sistema cadastra a resposta;</text:span></text:p>
      <text:p text:style-name="P4"><text:span text:style-name="T1"><text:tab/><text:tab/></text:span><text:span text:style-name="T4">SUGESTÃO DO WILL</text:span></text:p>
      <text:p text:style-name="P3"><text:span text:style-name="T1"><text:tab/>5) Sistema envia e-mail para o autor da resposta;</text:span></text:p>
      <text:p text:style-name="P4"><text:span text:style-name="T1"><text:tab/>6) Sistema notifica ao usuário que a réplica foi postada e o caso de uso termina.</text:span></text:p>
      <text:p text:style-name="P4"><text:span text:style-name="T1">Fluxos alternativos:</text:span></text:p>
      <text:p text:style-name="P4"><text:span text:style-name="T1"><text:tab/><text:tab/></text:span><text:span text:style-name="T4">DEVE TER ALGUM</text:span></text:p>
      <text:p text:style-name="P4"><text:span text:style-name="T1">Pós-condição: O usuário replicou a resposta, a réplica fica disponível no sistema e o e-mail foi enviado para o especialista autor da resposta.</text:span></text:p>
      <text:p text:style-name="P4"><text:span text:style-name="T1">Fluxos de exceção:</text:span></text:p>
      <text:p text:style-name="P4"><text:span text:style-name="T1"><text:tab/><text:tab/></text:span><text:span text:style-name="T4">PREGUIÇA DE PENSAR NISSO HELP PLEASE!...</text:span></text:p>
      <text:h text:style-name="P9" text:outline-level="3"><text:span text:style-name="T1">Nome do caso de uso: Avaliar resposta</text:span></text:h>
      <text:p text:style-name="P4"><text:span text:style-name="T1">Prioridade: essencial</text:span></text:p>
      <text:p text:style-name="P4"><text:span text:style-name="T1">Evento iniciante: O usuário solicita avaliar uma resposta.</text:span></text:p>
      <text:p text:style-name="P4"><text:span text:style-name="T1">Ator principal: Usuário</text:span></text:p>
      <text:p text:style-name="P4"><text:span text:style-name="T1">Pré-condição: O usuário deve estar autenticado e deve ser o autor da dúvida.</text:span></text:p>
      <text:p text:style-name="P4"><text:span text:style-name="T1">Fluxo básico:</text:span></text:p>
      <text:p text:style-name="P4"><text:span text:style-name="T1"><text:tab/>1) Sistema requer a nota da resposta;</text:span></text:p>
      <text:p text:style-name="P4"><text:span text:style-name="T1"><text:tab/>2) Usuário informa a nota da resposta;</text:span></text:p>
      <text:p text:style-name="P4"><text:span text:style-name="T1"><text:tab/>3) Sistema valida os dados;</text:span></text:p>
      <text:p text:style-name="P4"><text:span text:style-name="T1"><text:tab/>4) Sistema cadastra a nota relativa à resposta e ao especialista;</text:span></text:p>
      <text:p text:style-name="P4"><text:span text:style-name="T1"><text:tab/><text:tab/></text:span><text:span text:style-name="T4">SUGESTÃO DO WILL</text:span></text:p>
      <text:p text:style-name="P3"><text:span text:style-name="T1"><text:tab/>5) Sistema marca a thread como somente leitura;</text:span></text:p>
      <text:p text:style-name="P4"><text:span text:style-name="T1"><text:tab/>6) Sistema notifica ao usuário que a avaliação foi feita e o caso de uso termina.</text:span></text:p>
      <text:p text:style-name="P4"><text:span text:style-name="T1">Fluxos alternativos:</text:span></text:p>
      <text:p text:style-name="P4"><text:span text:style-name="T1"><text:tab/><text:tab/>###</text:span></text:p>
      <text:p text:style-name="P4"><text:span text:style-name="T1">Pós-condição: O usuário deu a nota à resposta e a thread foi encerrada no sistema.</text:span></text:p>
      <text:p text:style-name="P4"><text:span text:style-name="T1">Fluxos de exceção:</text:span></text:p>
      <text:p text:style-name="P4"><text:span text:style-name="T1"><text:tab/><text:tab/>###</text:span></text:p>
      <text:h text:style-name="P9" text:outline-level="3"><text:span text:style-name="T1">Nome do caso de uso: Marcar como FAQ</text:span></text:h>
      <text:p text:style-name="P4"><text:span text:style-name="T1">Prioridade: essencial</text:span></text:p>
      <text:p text:style-name="P4"><text:span text:style-name="T1">Evento iniciante: O especialista solicita marcar uma thread como FAQ.</text:span></text:p>
      <text:p text:style-name="P4"><text:span text:style-name="T1">Ator principal: Especialista</text:span></text:p>
      <text:p text:style-name="P4"><text:soft-page-break/><text:span text:style-name="T1">Pré-condição: O usuário deve estar autenticado, deve ser especialista na área e a pergunta deve ter uma resposta.</text:span></text:p>
      <text:p text:style-name="P4"><text:span text:style-name="T1">Fluxo básico:</text:span></text:p>
      <text:p text:style-name="P4"><text:span text:style-name="T1"><text:tab/>1) Especialista seleciona a thread que quer marcar como FAQ;</text:span></text:p>
      <text:p text:style-name="P4"><text:span text:style-name="T1"><text:tab/>2) Sistema marca a thread como FAQ;</text:span></text:p>
      <text:p text:style-name="P4"><text:span text:style-name="T1"><text:tab/>3) Sistema notifica ao especialista que a thread foi marcada como FAQ e o caso de uso termina.</text:span></text:p>
      <text:p text:style-name="P4"><text:span text:style-name="T1">Fluxos alternativos:</text:span></text:p>
      <text:p text:style-name="P4"><text:span text:style-name="T1"><text:tab/><text:tab/>###</text:span></text:p>
      <text:p text:style-name="P4"><text:span text:style-name="T1">Pós-condição: O especialista marcou a thread como FAQ e essa está disponível na seção de FAQ da especialidade.</text:span></text:p>
      <text:p text:style-name="P4"><text:span text:style-name="T1">Fluxos de exceção:</text:span></text:p>
      <text:p text:style-name="P4"><text:span text:style-name="T1"><text:tab/><text:tab/>###</text:span></text:p>
      <text:p text:style-name="P2"><text:span text:style-name="T1"/></text:p>
      <text:h text:style-name="P7" text:outline-level="2"><text:span text:style-name="T1">Histórias que não se tornaram use cases:</text:span></text:h>
      <text:p text:style-name="P2"><text:span text:style-name="T1">2 - Os especialistas com maior pontuação são exibidos na página de entrada do site</text:span></text:p>
      <text:p text:style-name="P2"><text:span text:style-name="T1">2 - As últimas 5 perguntas são apresentadas na página inicial</text:span></text:p>
      <text:p text:style-name="P2"><text:span text:style-name="T1"></text:span></text:p>
      <text:p text:style-name="P2"><text:span text:style-name="T1">Essas histórias não têm um caso de uso associado porque são coisas feitas automatic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Gnann</meta:initial-creator>
    <meta:creation-date>2011-09-04T19:21:57</meta:creation-date>
    <meta:document-statistic meta:table-count="0" meta:image-count="0" meta:object-count="0" meta:page-count="10" meta:paragraph-count="278" meta:word-count="1826" meta:character-count="12145"/>
    <dc:date>2011-09-04T19:33:09</dc:date>
    <dc:creator>William Gnann</dc:creator>
    <meta:editing-duration>PT00H11M14S</meta:editing-duration>
    <meta:editing-cycles>1</meta:editing-cycles>
    <meta:generator>BrOffice.org/3.2$Unix OpenOffice.org_project/320m19$Build-9505</meta:generator>
  </office:meta>
</office:document-meta>
</file>